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550000035C4EE1F4127624DDA3.png" manifest:media-type="image/png"/>
  <manifest:file-entry manifest:full-path="Pictures/1000000000000020000000204B249CA79A42C6D7.png" manifest:media-type="image/png"/>
  <manifest:file-entry manifest:full-path="Pictures/10000000000004F900000322D59A91F80546343C.png" manifest:media-type="image/png"/>
  <manifest:file-entry manifest:full-path="Pictures/10000000000004F90000032243912328F0D364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1" svg:font-family="'Liberation Sans'" style:font-family-generic="roman" style:font-pitch="variable"/>
    <style:font-face style:name="Noto Sans2"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title">
      <style:paragraph-properties style:writing-mode="lr-tb"/>
    </style:style>
    <style:style style:name="pr2" style:family="presentation" style:parent-style-name="Vivid-subtitle">
      <style:graphic-properties fo:min-height="4.306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6.255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r9" style:family="presentation" style:parent-style-name="Vivid1-outline1">
      <style:graphic-properties fo:min-height="12.754cm"/>
      <style:paragraph-properties style:writing-mode="lr-tb"/>
    </style:style>
    <style:style style:name="pr10" style:family="presentation" style:parent-style-name="Vivid1-notes">
      <style:graphic-properties draw:fill-color="#ffffff" fo:min-height="12.4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18pt" style:font-size-asian="18pt" style:font-size-complex="18pt"/>
    </style:style>
    <style:style style:name="P3" style:family="paragraph">
      <loext:graphic-properties draw:fill-color="#ffffff"/>
      <style:paragraph-properties style:writing-mode="lr-tb"/>
      <style:text-properties fo:font-size="20pt" style:font-size-asian="20pt" style:font-size-complex="20pt"/>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40pt"/>
    </style:style>
    <style:style style:name="P6" style:family="paragraph">
      <loext:graphic-properties draw:fill-color="#ffffff"/>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96cm" svg:height="12.371cm" svg:x="1.524cm" svg:y="0.837cm" presentation:class="title">
          <draw:text-box>
            <text:p>Projet 5 (KANAP)</text:p>
          </draw:text-box>
        </draw:frame>
        <draw:frame presentation:style-name="pr2" draw:text-style-name="P1" draw:layer="layout" svg:width="29.972cm" svg:height="4.435cm" svg:x="1.536cm" svg:y="14.49cm" presentation:class="subtitle" presentation:user-transformed="true">
          <draw:text-box>
            <text:p>Appeler des API pour répondre dynamiquement aux interactions utilisateurs</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2"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d’accueil </text:p>
          </draw:text-box>
        </draw:frame>
        <draw:frame presentation:style-name="pr5" draw:text-style-name="P1" draw:layer="layout" svg:width="29.832cm" svg:height="12.954cm" svg:x="1.664cm" svg:y="5.334cm" presentation:class="outline" presentation:user-transformed="true">
          <draw:text-box>
            <text:list text:style-name="L2">
              <text:list-item>
                <text:p>Affichage des produits :</text:p>
                <text:p/>
                <text:p>les produits s’affichent sous forme d’une grille de vignettes, ils sont issus d’un endpoint d’une API (back), appelé depuis un fichier JavaScript pour s’afficher sur la zone prévu a cet effet dans le fichier index.html </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3"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produits</text:p>
          </draw:text-box>
        </draw:frame>
        <draw:frame presentation:style-name="pr5" draw:text-style-name="P1" draw:layer="layout" svg:width="29.832cm" svg:height="12.954cm" svg:x="1.664cm" svg:y="5.334cm" presentation:class="outline" presentation:user-transformed="true">
          <draw:text-box>
            <text:list text:style-name="L2">
              <text:list-item>
                <text:p>Affichage du produit sélectionné par user:</text:p>
                <text:p/>
                <text:p>le produit s’affiche sur une nouvelle page HTML,</text:p>
                <text:p>l’user peut alors choisir la quantité ainsi que la couleur du produit, ces informations vont alors s’ajouter sur une Key « choices » du localStorage, contenants l’id de produit ainsi que le nom, la quantité, la couleurs et le prix, ainsi l’utilisateur pourra retrouver ce produit dans la page Panier, pour pouvoir poursuivre l’achat de celui ci,</text:p>
                <text:p>une alertbox s’affiche pour prévenir l’utilisateur que le produit se trouve dans son panier lorsqu’il l’ajoute</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3"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panier</text:p>
          </draw:text-box>
        </draw:frame>
        <draw:frame presentation:style-name="pr5" draw:text-style-name="P1" draw:layer="layout" svg:width="29.832cm" svg:height="12.954cm" svg:x="1.664cm" svg:y="5.334cm" presentation:class="outline" presentation:user-transformed="true">
          <draw:text-box>
            <text:list text:style-name="L2">
              <text:list-item>
                <text:p>Affichage des produits ajoutés au panier par l’user :</text:p>
                <text:p/>
                <text:p>les produits que l’utilisateur a précédemment sélectionnés s’affichent sur la page panier accompagné des informations suivantes :</text:p>
              </text:list-item>
              <text:list-item>
                <text:p>Photo du produit</text:p>
              </text:list-item>
              <text:list-item>
                <text:p>Nom du produit</text:p>
              </text:list-item>
              <text:list-item>
                <text:p>Prix du produit</text:p>
              </text:list-item>
              <text:list-item>
                <text:p>Quantité du produit (avec un sélecteur de quantité donnant la possibilité a l’user de <text:s/>changer la quantité du produit depuis la page panier)</text:p>
                <text:p/>
                <text:p>Le prix par produit ainsi que le prix total du panier en bas de page changent dynamiquement en fonction du choix de la quantité de l’user</text:p>
              </text:list-item>
              <text:list-item>
                <text:p>Un bouton de suppression permet également de supprimer un article du panier, le prix se met a jour également</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3" draw:layer="layout" svg:width="15.199cm" svg:height="12.464cm" svg:x="2.9cm" svg:y="14.157cm" presentation:class="notes" presentation:placeholder="true">
            <draw:text-box/>
          </draw:frame>
        </presentation:notes>
      </draw:page>
      <draw:page draw:name="page5" draw:style-name="dp1" draw:master-page-name="Vivid2" presentation:presentation-page-layout-name="AL3T32" presentation:use-date-time-name="dtd1">
        <office:forms form:automatic-focus="false" form:apply-design-mode="false"/>
        <draw:frame presentation:style-name="pr7" draw:text-style-name="P5" draw:layer="layout" svg:width="29.996cm" svg:height="16.255cm" svg:x="1.664cm" svg:y="2.337cm" presentation:class="subtitle" presentation:user-transformed="true">
          <draw:text-box>
            <text:p text:style-name="P4">Un formulaire permet a l’user d’entrer ses données afin de pouvoir valider et poursuivre sa commande,</text:p>
            <text:p text:style-name="P4">Il doit pour cela entrer des caractères correspondant au type d’entrées attendu, (par exemple l’adresse mail doit contenir un @)</text:p>
            <text:p text:style-name="P4"/>
          </draw:text-box>
        </draw:frame>
        <presentation:notes draw:style-name="dp2" presentation:use-date-time-name="dtd1">
          <draw:page-thumbnail draw:style-name="gr1" draw:layer="layout" svg:width="12.292cm" svg:height="10.386cm" svg:x="4.352cm" svg:y="3.104cm" draw:page-number="5" presentation:class="page"/>
          <draw:frame presentation:style-name="pr8" draw:text-style-name="P3"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confirmation</text:p>
          </draw:text-box>
        </draw:frame>
        <draw:frame presentation:style-name="pr5" draw:text-style-name="P1" draw:layer="layout" svg:width="29.832cm" svg:height="12.954cm" svg:x="1.664cm" svg:y="5.334cm" presentation:class="outline" presentation:user-transformed="true">
          <draw:text-box>
            <text:list text:style-name="L2">
              <text:list-item>
                <text:p>Affichage du numéro de commande</text:p>
                <text:p/>
                <text:p>un message s’affiche sur la page pour informer l’user que la commande est confirmée, accompagné d’une order ID qui est propre a celle ci.</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6" presentation:class="page"/>
          <draw:frame presentation:style-name="pr6" draw:text-style-name="P3"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conclusion</text:p>
          </draw:text-box>
        </draw:frame>
        <draw:frame presentation:style-name="pr9" draw:layer="layout" svg:width="29.832cm" svg:height="12.954cm" svg:x="1.664cm" svg:y="5.334cm" presentation:class="outline">
          <draw:text-box>
            <text:list text:style-name="L2">
              <text:list-header>
                <text:p>Le site e-commerce KANAP répond selon moi globalement aux besoins de l’utilisateur,</text:p>
                <text:p><text:s/>il reste cependant la possibilité de le rendre plus ergonomique en corrigeant quelques erreurs logiques comme la possibilité de pouvoir ajouter un produit sans avoir sélectionné la quantité de celui-ci </text:p>
                <text:p>mais également en ajoutant quelques features comme la possibilité de visualiser graphiquement la couleurs du produit sur l’image.</text:p>
              </text:list-header>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7" presentation:class="page"/>
          <draw:frame presentation:style-name="pr10"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1" svg:font-family="'Liberation Sans'" style:font-family-generic="roman" style:font-pitch="variable"/>
    <style:font-face style:name="Noto Sans2"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é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éro&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é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4:47:53.524942429</meta:creation-date>
    <meta:editing-duration>P1DT4H19M15S</meta:editing-duration>
    <meta:editing-cycles>8</meta:editing-cycles>
    <meta:generator>LibreOffice/6.4.7.2$Linux_X86_64 LibreOffice_project/40$Build-2</meta:generator>
    <dc:title>Vivid</dc:title>
    <dc:date>2022-01-24T18:41:05.722055985</dc:date>
    <meta:document-statistic meta:object-count="67"/>
  </office:meta>
</office:document-meta>
</file>